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80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table:number-columns-repeated="2"/>
          <table:table-cell table:style-name="ce13" table:formula="of:=[.F81]+[.E82]" office:value-type="float" office:value="4722.31" calcext:value-type="float">
            <text:p>4722</text:p>
          </table:table-cell>
          <table:table-cell/>
          <table:table-cell table:style-name="ce13" table:formula="of:=[.H81]+[.G82]" office:value-type="float" office:value="32774" calcext:value-type="float">
            <text:p>32774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3882.5899" calcext:value-type="currency">
            <text:p>3 882,59 €</text:p>
          </table:table-cell>
          <table:table-cell table:style-name="ce19" table:formula="of:=[.A82]*budgetjour-[.O82]" office:value-type="currency" office:currency="EUR" office:value="167.4101" calcext:value-type="currency">
            <text:p>16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4722.31" calcext:value-type="float">
            <text:p>4722</text:p>
          </table:table-cell>
          <table:table-cell/>
          <table:table-cell table:style-name="ce13" table:formula="of:=[.H82]+[.G83]" office:value-type="float" office:value="32774" calcext:value-type="float">
            <text:p>32774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3882.5899" calcext:value-type="currency">
            <text:p>3 882,59 €</text:p>
          </table:table-cell>
          <table:table-cell table:style-name="ce19" table:formula="of:=[.A83]*budgetjour-[.O83]" office:value-type="currency" office:currency="EUR" office:value="217.4101" calcext:value-type="currency">
            <text:p>2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4722.31" calcext:value-type="float">
            <text:p>4722</text:p>
          </table:table-cell>
          <table:table-cell/>
          <table:table-cell table:style-name="ce13" table:formula="of:=[.H83]+[.G84]" office:value-type="float" office:value="32774" calcext:value-type="float">
            <text:p>32774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3882.5899" calcext:value-type="currency">
            <text:p>3 882,59 €</text:p>
          </table:table-cell>
          <table:table-cell table:style-name="ce19" table:formula="of:=[.A84]*budgetjour-[.O84]" office:value-type="currency" office:currency="EUR" office:value="267.4101" calcext:value-type="currency">
            <text:p>26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4722.31" calcext:value-type="float">
            <text:p>4722</text:p>
          </table:table-cell>
          <table:table-cell/>
          <table:table-cell table:style-name="ce13" table:formula="of:=[.H84]+[.G85]" office:value-type="float" office:value="32774" calcext:value-type="float">
            <text:p>32774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3882.5899" calcext:value-type="currency">
            <text:p>3 882,59 €</text:p>
          </table:table-cell>
          <table:table-cell table:style-name="ce19" table:formula="of:=[.A85]*budgetjour-[.O85]" office:value-type="currency" office:currency="EUR" office:value="317.4101" calcext:value-type="currency">
            <text:p>3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4722.31" calcext:value-type="float">
            <text:p>4722</text:p>
          </table:table-cell>
          <table:table-cell/>
          <table:table-cell table:style-name="ce13" table:formula="of:=[.H85]+[.G86]" office:value-type="float" office:value="32774" calcext:value-type="float">
            <text:p>32774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3882.5899" calcext:value-type="currency">
            <text:p>3 882,59 €</text:p>
          </table:table-cell>
          <table:table-cell table:style-name="ce19" table:formula="of:=[.A86]*budgetjour-[.O86]" office:value-type="currency" office:currency="EUR" office:value="367.4101" calcext:value-type="currency">
            <text:p>36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4722.31" calcext:value-type="float">
            <text:p>4722</text:p>
          </table:table-cell>
          <table:table-cell/>
          <table:table-cell table:style-name="ce13" table:formula="of:=[.H86]+[.G87]" office:value-type="float" office:value="32774" calcext:value-type="float">
            <text:p>32774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3882.5899" calcext:value-type="currency">
            <text:p>3 882,59 €</text:p>
          </table:table-cell>
          <table:table-cell table:style-name="ce19" table:formula="of:=[.A87]*budgetjour-[.O87]" office:value-type="currency" office:currency="EUR" office:value="417.4101" calcext:value-type="currency">
            <text:p>4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4722.31" calcext:value-type="float">
            <text:p>4722</text:p>
          </table:table-cell>
          <table:table-cell/>
          <table:table-cell table:style-name="ce13" table:formula="of:=[.H87]+[.G88]" office:value-type="float" office:value="32774" calcext:value-type="float">
            <text:p>32774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3882.5899" calcext:value-type="currency">
            <text:p>3 882,59 €</text:p>
          </table:table-cell>
          <table:table-cell table:style-name="ce19" table:formula="of:=[.A88]*budgetjour-[.O88]" office:value-type="currency" office:currency="EUR" office:value="467.4101" calcext:value-type="currency">
            <text:p>46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722.31" calcext:value-type="float">
            <text:p>4722</text:p>
          </table:table-cell>
          <table:table-cell/>
          <table:table-cell table:style-name="ce13" table:formula="of:=[.H88]+[.G89]" office:value-type="float" office:value="32774" calcext:value-type="float">
            <text:p>32774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3882.5899" calcext:value-type="currency">
            <text:p>3 882,59 €</text:p>
          </table:table-cell>
          <table:table-cell table:style-name="ce19" table:formula="of:=[.A89]*budgetjour-[.O89]" office:value-type="currency" office:currency="EUR" office:value="517.4101" calcext:value-type="currency">
            <text:p>5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4722.31" calcext:value-type="float">
            <text:p>4722</text:p>
          </table:table-cell>
          <table:table-cell/>
          <table:table-cell table:style-name="ce13" table:formula="of:=[.H89]+[.G90]" office:value-type="float" office:value="32774" calcext:value-type="float">
            <text:p>32774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3882.5899" calcext:value-type="currency">
            <text:p>3 882,59 €</text:p>
          </table:table-cell>
          <table:table-cell table:style-name="ce19" table:formula="of:=[.A90]*budgetjour-[.O90]" office:value-type="currency" office:currency="EUR" office:value="567.4101" calcext:value-type="currency">
            <text:p>567,41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4722.31" calcext:value-type="float">
            <text:p>4722</text:p>
          </table:table-cell>
          <table:table-cell/>
          <table:table-cell table:style-name="ce13" table:formula="of:=[.H90]+[.G91]" office:value-type="float" office:value="32774" calcext:value-type="float">
            <text:p>32774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3882.5899" calcext:value-type="currency">
            <text:p>3 882,59 €</text:p>
          </table:table-cell>
          <table:table-cell table:style-name="ce19" table:formula="of:=[.A91]*budgetjour-[.O91]" office:value-type="currency" office:currency="EUR" office:value="617.4101" calcext:value-type="currency">
            <text:p>6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4722.31" calcext:value-type="float">
            <text:p>4722</text:p>
          </table:table-cell>
          <table:table-cell/>
          <table:table-cell table:style-name="ce13" table:formula="of:=[.H91]+[.G92]" office:value-type="float" office:value="32774" calcext:value-type="float">
            <text:p>32774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3882.5899" calcext:value-type="currency">
            <text:p>3 882,59 €</text:p>
          </table:table-cell>
          <table:table-cell table:style-name="ce19" table:formula="of:=[.A92]*budgetjour-[.O92]" office:value-type="currency" office:currency="EUR" office:value="667.4101" calcext:value-type="currency">
            <text:p>667,41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4722.31" calcext:value-type="float">
            <text:p>4722</text:p>
          </table:table-cell>
          <table:table-cell/>
          <table:table-cell table:style-name="ce13" table:formula="of:=[.H92]+[.G93]" office:value-type="float" office:value="32774" calcext:value-type="float">
            <text:p>32774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3882.5899" calcext:value-type="currency">
            <text:p>3 882,59 €</text:p>
          </table:table-cell>
          <table:table-cell table:style-name="ce19" table:formula="of:=[.A93]*budgetjour-[.O93]" office:value-type="currency" office:currency="EUR" office:value="717.4101" calcext:value-type="currency">
            <text:p>7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722.31" calcext:value-type="float">
            <text:p>4722</text:p>
          </table:table-cell>
          <table:table-cell/>
          <table:table-cell table:style-name="ce13" table:formula="of:=[.H93]+[.G94]" office:value-type="float" office:value="32774" calcext:value-type="float">
            <text:p>32774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3882.5899" calcext:value-type="currency">
            <text:p>3 882,59 €</text:p>
          </table:table-cell>
          <table:table-cell table:style-name="ce19" table:formula="of:=[.A94]*budgetjour-[.O94]" office:value-type="currency" office:currency="EUR" office:value="767.4101" calcext:value-type="currency">
            <text:p>767,41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722.31" calcext:value-type="float">
            <text:p>4722</text:p>
          </table:table-cell>
          <table:table-cell/>
          <table:table-cell table:style-name="ce13" table:formula="of:=[.H94]+[.G95]" office:value-type="float" office:value="32774" calcext:value-type="float">
            <text:p>32774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3882.5899" calcext:value-type="currency">
            <text:p>3 882,59 €</text:p>
          </table:table-cell>
          <table:table-cell table:style-name="ce19" table:formula="of:=[.A95]*budgetjour-[.O95]" office:value-type="currency" office:currency="EUR" office:value="817.4101" calcext:value-type="currency">
            <text:p>8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722.31" calcext:value-type="float">
            <text:p>4722</text:p>
          </table:table-cell>
          <table:table-cell/>
          <table:table-cell table:style-name="ce13" table:formula="of:=[.H95]+[.G96]" office:value-type="float" office:value="32774" calcext:value-type="float">
            <text:p>32774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3882.5899" calcext:value-type="currency">
            <text:p>3 882,59 €</text:p>
          </table:table-cell>
          <table:table-cell table:style-name="ce19" table:formula="of:=[.A96]*budgetjour-[.O96]" office:value-type="currency" office:currency="EUR" office:value="867.4101" calcext:value-type="currency">
            <text:p>867,41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3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2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2">
          <table:table-cell table:style-name="ce29"/>
          <table:table-cell table:number-columns-repeated="4"/>
        </table:table-row>
        <table:table-row table:style-name="ro2">
          <table:table-cell table:style-name="ce29"/>
          <table:table-cell table:number-columns-repeated="4"/>
        </table:table-row>
      </table:table>
      <table:table table:name="Prévision" table:style-name="ta1">
        <table:table-column table:style-name="co2" table:default-cell-style-name="ce29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table:number-columns-repeated="7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table:number-columns-repeated="7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table:number-columns-repeated="7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table:number-columns-repeated="7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9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 style:data-style-name="N2" text:time-value="09:44:55.4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15T20:52:56.685000000</dc:date>
    <meta:editing-duration>P59DT4H15M50S</meta:editing-duration>
    <meta:editing-cycles>140</meta:editing-cycles>
    <meta:document-statistic meta:table-count="6" meta:cell-count="1821" meta:object-count="0"/>
  </office:meta>
</office:document-meta>
</file>